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301" officeooo:paragraph-rsid="00011301"/>
    </style:style>
    <style:style style:name="P2" style:family="paragraph" style:parent-style-name="Standard">
      <style:text-properties style:font-name="Liberation Sans Serif" officeooo:rsid="00011301" officeooo:paragraph-rsid="00011301"/>
    </style:style>
    <style:style style:name="P3" style:family="paragraph" style:parent-style-name="Standard">
      <style:text-properties style:font-name="Liberation Sans Serif" officeooo:rsid="00011301" officeooo:paragraph-rsid="000357f7"/>
    </style:style>
    <style:style style:name="P4" style:family="paragraph" style:parent-style-name="Standard">
      <style:text-properties style:font-name="Liberation Sans Serif" officeooo:rsid="00054c6f" officeooo:paragraph-rsid="00054c6f"/>
    </style:style>
    <style:style style:name="P5" style:family="paragraph" style:parent-style-name="Standard">
      <style:text-properties fo:color="#800000" style:font-name="Liberation Sans Serif" officeooo:rsid="00011301" officeooo:paragraph-rsid="0001130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ans Serif" officeooo:rsid="00011301" officeooo:paragraph-rsid="00011301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Liberation Sans Serif" officeooo:rsid="00011301" officeooo:paragraph-rsid="000357f7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Liberation Sans Serif" officeooo:rsid="00011301" officeooo:paragraph-rsid="00024fc0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Liberation Sans Serif" officeooo:rsid="00024fc0" officeooo:paragraph-rsid="00024fc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 Sans Serif" officeooo:rsid="00011301" officeooo:paragraph-rsid="00024fc0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Liberation Sans Serif" officeooo:rsid="00011301" officeooo:paragraph-rsid="000357f7"/>
    </style:style>
    <style:style style:name="T1" style:family="text">
      <style:text-properties officeooo:rsid="00024f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7f7" style:font-weight-asian="bold" style:font-weight-complex="bold"/>
    </style:style>
    <style:style style:name="T4" style:family="text">
      <style:text-properties fo:font-weight="bold" officeooo:rsid="00024fc0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357f7" style:font-style-asian="italic" style:font-style-complex="italic"/>
    </style:style>
    <style:style style:name="T7" style:family="text">
      <style:text-properties fo:font-style="italic" officeooo:rsid="00024fc0" style:font-style-asian="italic" style:font-style-complex="italic"/>
    </style:style>
    <style:style style:name="T8" style:family="text">
      <style:text-properties fo:color="#800000"/>
    </style:style>
    <style:style style:name="T9" style:family="text">
      <style:text-properties fo:color="#800000" officeooo:rsid="00024fc0"/>
    </style:style>
    <style:style style:name="T10" style:family="text">
      <style:text-properties fo:color="#800000" fo:font-weight="normal" style:font-weight-asian="normal" style:font-weight-complex="normal"/>
    </style:style>
    <style:style style:name="T11" style:family="text">
      <style:text-properties officeooo:rsid="000357f7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I exportation XML pour Xmpie</text:p>
      <text:p text:style-name="P1"/>
      <text:p text:style-name="P1"/>
      <text:p text:style-name="P2">L’exportation de l’ouvrage pour impression se fera en XML.</text:p>
      <text:p text:style-name="P4">Voir l’exemple xmlType.xml</text:p>
      <text:p text:style-name="P2"/>
      <text:p text:style-name="P2">La première balise est la balise <text:span text:style-name="T2">&lt;ouvrage&gt;</text:span>, qui représente le document InDesign ou Xmpie.</text:p>
      <text:p text:style-name="P2">Elle contient un nombre indefini mais multiple de 4 (impression en cahier) de balises <text:span text:style-name="T2">&lt;page&gt;</text:span></text:p>
      <text:p text:style-name="P2"/>
      <text:h text:style-name="Heading_20_3" text:outline-level="3">&lt;page gabarit= « »&gt; <text:span text:style-name="T1">( nombre : 4-n*4)</text:span></text:h>
      <text:p text:style-name="P2">La balise &lt;page&gt; prend obligatoirement <text:span text:style-name="T2">gabarit</text:span> en attribut, qui définit le type de gabarit à utiliser.</text:p>
      <text:p text:style-name="P2">Les gabarits possibles sont</text:p>
      <text:p text:style-name="P6">- couverture</text:p>
      <text:p text:style-name="P6">- sommaire</text:p>
      <text:p text:style-name="P6">- pageBlanche</text:p>
      <text:p text:style-name="P6">- fiche1</text:p>
      <text:p text:style-name="P6">- fiche2</text:p>
      <text:p text:style-name="P6">- fiche3</text:p>
      <text:p text:style-name="P6">- quatriemeDeCouverture</text:p>
      <text:p text:style-name="P2"/>
      <text:h text:style-name="Heading_20_3" text:outline-level="3">&lt;page gabarit= »couverture »&gt; <text:span text:style-name="T1">( nombre : 1)</text:span></text:h>
      <text:p text:style-name="P2">La page de couverture contient 2 balises</text:p>
      <text:p text:style-name="P8">- <text:span text:style-name="T2">&lt;titre&gt;</text:span> <text:span text:style-name="T1">- </text:span><text:span text:style-name="T5">String</text:span> <text:span text:style-name="T1">- ( nombre : 1)</text:span></text:p>
      <text:p text:style-name="P8">-<text:span text:style-name="T2">&lt;image&gt;</text:span> <text:span text:style-name="T1">- </text:span><text:span text:style-name="T5">String</text:span> <text:span text:style-name="T1">- ( nombre : 1) | </text:span><text:span text:style-name="T9">image avec chemin relatif</text:span></text:p>
      <text:p text:style-name="P2"/>
      <text:h text:style-name="Heading_20_3" text:outline-level="3">&lt;page gabarit= »sommaire »&gt; <text:span text:style-name="T1">( nombre : 0-1)</text:span></text:h>
      <text:p text:style-name="P2">La page sommaire contient autant de balise que l’ouvrage contient de fiches artiste.</text:p>
      <text:p text:style-name="P3">Chaque ligne du sommaire est définie par une balise </text:p>
      <text:p text:style-name="P7"><text:span text:style-name="T2">&lt;ligne&gt; </text:span><text:span text:style-name="T4">( nombre : 1-n)</text:span>, contenant elle même deux balises : </text:p>
      <text:p text:style-name="P11">- <text:span text:style-name="T2">&lt;num&gt; </text:span><text:span text:style-name="T3">-</text:span> <text:span text:style-name="T5">int</text:span> <text:span text:style-name="T11">-</text:span> <text:span text:style-name="T1">( nombre : 1) </text:span><text:span text:style-name="T9">| </text:span><text:span text:style-name="T8">numéro de la page</text:span></text:p>
      <text:p text:style-name="P11">- <text:span text:style-name="T2">&lt;nom&gt; </text:span><text:span text:style-name="T3">- </text:span><text:span text:style-name="T5">String </text:span><text:span text:style-name="T6">- </text:span><text:span text:style-name="T7">( nombre : 1) </text:span><text:span text:style-name="T6">|</text:span> <text:span text:style-name="T8">nom de l’artiste de la fiche </text:span></text:p>
      <text:p text:style-name="P5"/>
      <text:h text:style-name="Heading_20_3" text:outline-level="3">&lt;page gabarit= »pageBlanche »&gt; <text:span text:style-name="T1">( nombre : 0-n )</text:span></text:h>
      <text:p text:style-name="P2">La page blanche ne contient aucune balise</text:p>
      <text:p text:style-name="P2"/>
      <text:h text:style-name="Heading_20_3" text:outline-level="3">&lt;page gabarit= »ficheX »&gt; <text:span text:style-name="T1">( nombre : 1-n )</text:span></text:h>
      <text:p text:style-name="P2">Les pages fiches artiste contiennent les balises :</text:p>
      <text:p text:style-name="P7">- <text:span text:style-name="T2">&lt;type&gt; </text:span><text:span text:style-name="T3">- </text:span><text:span text:style-name="T5">String</text:span> <text:span text:style-name="T11">- ( nombre : 1) | </text:span><text:span text:style-name="T10">deux valeurs possibles : Groupe ou Musicien </text:span></text:p>
      <text:p text:style-name="P8">- <text:span text:style-name="T2">&lt;nomArtiste&gt; </text:span><text:span text:style-name="T3">- </text:span><text:span text:style-name="T5">String</text:span> <text:span text:style-name="T11">- ( nombre : 1)</text:span></text:p>
      <text:p text:style-name="P8">- <text:span text:style-name="T2">&lt;sousTitre&gt;</text:span><text:span text:style-name="T1"> - </text:span><text:span text:style-name="T7">String</text:span><text:span text:style-name="T1"> - ( nombre : 0-1)</text:span></text:p>
      <text:p text:style-name="P7"><text:span text:style-name="T1">- </text:span><text:span text:style-name="T4">&lt;imagePortrait&gt; </text:span><text:s/><text:span text:style-name="T11">- </text:span><text:span text:style-name="T7">String</text:span><text:span text:style-name="T1"> - ( nombre : 1) | </text:span><text:span text:style-name="T9">nom de l’image avec chemin relatif</text:span></text:p>
      <text:p text:style-name="P9"><text:soft-page-break/>- <text:span text:style-name="T2">&lt;descriptif&gt; </text:span><text:span text:style-name="T5">String</text:span> ( nombre : 1)</text:p>
      <text:p text:style-name="P9">- <text:span text:style-name="T2">&lt;disque&gt;</text:span> ( nombre : 0-n)</text:p>
      <text:p text:style-name="P9">&lt;disque&gt; prend deux balises :</text:p>
      <text:p text:style-name="P9"><text:tab/>- <text:span text:style-name="T2">&lt;date&gt;</text:span> <text:span text:style-name="T5">int</text:span> ( nombre : 1)<text:tab/></text:p>
      <text:p text:style-name="P9"><text:tab/>- <text:span text:style-name="T2">&lt;nomDisque&gt;</text:span> <text:span text:style-name="T5">String</text:span> ( nombre : 1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8:55:17.282000000</meta:creation-date>
    <dc:date>2018-02-17T19:23:35.048000000</dc:date>
    <meta:editing-duration>PT5M5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2" meta:paragraph-count="38" meta:word-count="312" meta:character-count="1645" meta:non-whitespace-character-count="1363"/>
  </office:meta>
</office:document-meta>
</file>